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850b" officeooo:paragraph-rsid="0009850b"/>
    </style:style>
    <style:style style:name="P2" style:family="paragraph" style:parent-style-name="Standard">
      <style:text-properties officeooo:rsid="0009850b" officeooo:paragraph-rsid="000edee2"/>
    </style:style>
    <style:style style:name="P3" style:family="paragraph" style:parent-style-name="Standard">
      <style:text-properties fo:font-weight="bold" officeooo:rsid="0009850b" officeooo:paragraph-rsid="0009850b" style:font-weight-asian="bold" style:font-weight-complex="bold"/>
    </style:style>
    <style:style style:name="P4" style:family="paragraph" style:parent-style-name="Standard">
      <style:text-properties fo:font-weight="bold" officeooo:rsid="0009850b" officeooo:paragraph-rsid="000edee2" style:font-weight-asian="bold" style:font-weight-complex="bold"/>
    </style:style>
    <style:style style:name="P5" style:family="paragraph" style:parent-style-name="Standard">
      <style:text-properties fo:font-size="10pt" fo:font-style="italic" officeooo:rsid="0009850b" officeooo:paragraph-rsid="0009850b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0pt" fo:font-style="italic" officeooo:rsid="0019d652" officeooo:paragraph-rsid="0019d652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0pt" fo:font-style="italic" officeooo:rsid="0009850b" officeooo:paragraph-rsid="0009850b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9850b" officeooo:paragraph-rsid="0009850b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fo:font-size="10pt" officeooo:rsid="0009850b" officeooo:paragraph-rsid="0009850b" style:font-size-asian="10pt" style:font-size-complex="10pt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font-size="10pt" fo:font-style="italic" officeooo:rsid="0009850b" officeooo:paragraph-rsid="0009850b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font-weight="bold" officeooo:rsid="0009850b" officeooo:paragraph-rsid="000edee2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0pt" officeooo:rsid="0009850b" officeooo:paragraph-rsid="0009850b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9980"/>
    </style:style>
    <style:style style:name="T4" style:family="text">
      <style:text-properties officeooo:rsid="00122585"/>
    </style:style>
    <style:style style:name="T5" style:family="text">
      <style:text-properties officeooo:rsid="001239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officeooo:rsid="00123f24"/>
    </style:style>
    <style:style style:name="T9" style:family="text">
      <style:text-properties officeooo:rsid="00142012"/>
    </style:style>
    <style:style style:name="T10" style:family="text">
      <style:text-properties officeooo:rsid="0015e28e"/>
    </style:style>
    <style:style style:name="T11" style:family="text">
      <style:text-properties officeooo:rsid="0017bbc8"/>
    </style:style>
    <style:style style:name="T12" style:family="text">
      <style:text-properties officeooo:rsid="00190763"/>
    </style:style>
    <style:style style:name="T13" style:family="text">
      <style:text-properties officeooo:rsid="0019d6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TEIRO</text:p>
      <text:p text:style-name="P1"/>
      <text:p text:style-name="P3">MUDAR EM Configuration -&gt; Geral.php $banco</text:p>
      <text:p text:style-name="P9">&lt;?php</text:p>
      <text:p text:style-name="P9">$banco = [</text:p>
      <text:p text:style-name="P9"><text:s text:c="4"/>'driver' =&gt; 'mysql',</text:p>
      <text:p text:style-name="P9"><text:s text:c="4"/>'servidor' =&gt; 'localhost',</text:p>
      <text:p text:style-name="P9"><text:s text:c="4"/>'porta' =&gt; '3306',</text:p>
      <text:p text:style-name="P9"><text:s text:c="4"/>'banco' =&gt; 'eleicao',</text:p>
      <text:p text:style-name="P9"><text:s text:c="4"/>'usuario' =&gt; 'web3',</text:p>
      <text:p text:style-name="P9"><text:s text:c="4"/>'senha' =&gt; 'web',</text:p>
      <text:p text:style-name="P9">];</text:p>
      <text:p text:style-name="P1"/>
      <text:p text:style-name="P3">CRIAR NO BD O BANCO E AS TABELAS. SALVAR NA PASTA DATABASE</text:p>
      <text:p text:style-name="P1"/>
      <text:p text:style-name="P1"/>
      <text:p text:style-name="P4">NA RAIZ MODIFICAR O ARQUIVO </text:p>
      <text:p text:style-name="P4"/>
      <text:p text:style-name="P11"><text:span text:style-name="T1">.htaccess</text:span> </text:p>
      <text:p text:style-name="P4"/>
      <text:p text:style-name="P2"><text:span text:style-name="T2">COLOCAR O NOME DA PASTA RAIZ</text:span></text:p>
      <text:p text:style-name="P10">&lt;IfModule mod_rewrite.c&gt;</text:p>
      <text:p text:style-name="P10"><text:s text:c="4"/>RewriteEngine On</text:p>
      <text:p text:style-name="P10"><text:s text:c="4"/># Se não for para a pasta pública, executa o index.php</text:p>
      <text:p text:style-name="P10"><text:s text:c="4"/>RewriteCond %{REQUEST_FILENAME} !prova_eleicao/Public/</text:p>
      <text:p text:style-name="P10"><text:s text:c="4"/>RewriteRule ^ index.php</text:p>
      <text:p text:style-name="P10">&lt;/IfModule&gt;</text:p>
      <text:p text:style-name="P1"/>
      <text:p text:style-name="P3">PARA ADICIONAR UMA SESSÃO</text:p>
      <text:p text:style-name="P1"><text:span text:style-name="T3">1 - </text:span>CRIAR O ARQUIVO SESSAO EM FRAMEWORK</text:p>
      <text:p text:style-name="P1"><text:span text:style-name="T3">2 - </text:span>CRIAR UMA PASTA login EM view COM UM ARQUIVO CHAMADO create.php</text:p>
      <text:p text:style-name="P1"/>
      <text:p text:style-name="P1"><text:span text:style-name="T4">3 - </text:span>NO ARQUIVO rotas.php ADD A ROTA</text:p>
      <text:p text:style-name="P7"><text:s text:c="4"/>'/login' =&gt; [</text:p>
      <text:p text:style-name="P7"><text:s text:c="8"/>'GET' =&gt; '\Controller\LoginController#create',// vamos cadastrar um novo usuario</text:p>
      <text:p text:style-name="P7"><text:s text:c="8"/>'POST' =&gt; '\Controller\LoginController#store',//loga o usuario</text:p>
      <text:p text:style-name="P7"><text:s text:c="8"/>'DELETE' =&gt; '\Controller\LoginController#destroy',//esta vindo de index.php mensagens - Botao sair</text:p>
      <text:p text:style-name="P8"><text:span text:style-name="T7"><text:s text:c="4"/>],</text:span></text:p>
      <text:p text:style-name="P1"><text:span text:style-name="T5">4 - </text:span>EM <text:span text:style-name="T6">controller</text:span> ADD O ARQUIVO <text:span text:style-name="T6">logincontroller.php</text:span></text:p>
      <text:p text:style-name="P1"><text:span text:style-name="T5">5 - </text:span>CRIE A TABELA USUARIOS (VEJA OS CAMPOS QUE VC PRECISARÁ)</text:p>
      <text:p text:style-name="P1"/>
      <text:p text:style-name="P1"/>
      <text:p text:style-name="P9"><text:soft-page-break/>CREATE TABLE `usuarios` (</text:p>
      <text:p text:style-name="P9"><text:s text:c="2"/>`id` int(11) NOT NULL,</text:p>
      <text:p text:style-name="P9"><text:s text:c="2"/>`email` varchar(255) COLLATE utf8mb4_unicode_ci NOT NULL,</text:p>
      <text:p text:style-name="P9"><text:s text:c="2"/>`senha` char(60) COLLATE utf8mb4_unicode_ci NOT NULL</text:p>
      <text:p text:style-name="P9">) ENGINE=InnoDB DEFAULT CHARSET=utf8mb4 COLLATE=utf8mb4_unicode_ci;</text:p>
      <text:p text:style-name="P9"/>
      <text:p text:style-name="P9">INSERT INTO `usuarios` (`id`, `email`, `senha`) VALUES</text:p>
      <text:p text:style-name="P9">(1, 'web3', '$2y$10$pDJNgAMh66s1ZWHECi9u6e3MY7Kj0iYUwTzRhSyrAI199.ooxWQna'),</text:p>
      <text:p text:style-name="P9">(2, 'ana', '$2y$10$pDJNgAMh66s1ZWHECi9u6e3MY7Kj0iYUwTzRhSyrAI199.ooxWQna');</text:p>
      <text:p text:style-name="P9">ALTER TABLE `usuarios`</text:p>
      <text:p text:style-name="P9"><text:s text:c="2"/>ADD PRIMARY KEY (`id`);</text:p>
      <text:p text:style-name="P1"/>
      <text:p text:style-name="P1"/>
      <text:p text:style-name="P1"><text:span text:style-name="T8">6 - </text:span>ADD NA CLASSE CONTROLLER O MÉTODO index - no caso CandidatoController.php</text:p>
      <text:p text:style-name="P1"/>
      <text:p text:style-name="P8">método index irá chamar o $this-&gt;verificarLogado();</text:p>
      <text:p text:style-name="P1"/>
      <text:p text:style-name="P1"><text:span text:style-name="T8">7 - </text:span>CRIAR O OBJETO usuario em MODEL</text:p>
      <text:p text:style-name="P1"/>
      <text:p text:style-name="P1"/>
      <text:p text:style-name="P3">PARA ADICIONAR UMA IMAGEM - UPLOAD</text:p>
      <text:p text:style-name="P1"/>
      <text:p text:style-name="P1"/>
      <text:p text:style-name="P1"><text:span text:style-name="T10">1 - </text:span>Framework-&gt;ImagemUpload.php </text:p>
      <text:p text:style-name="P1"><text:span text:style-name="T10">2 - </text:span>Alterar as Permissões na pasta Public/img</text:p>
      <text:p text:style-name="P1"><text:tab/><text:span text:style-name="T11">chmo -Rf 777</text:span></text:p>
      <text:p text:style-name="P1"/>
      <text:p text:style-name="P1"><text:span text:style-name="T12">3 - </text:span>view-&gt;usuario-create.php</text:p>
      <text:p text:style-name="P5"><text:s text:c="12"/>&lt;form action="&lt;?= URL_RAIZ . 'usuarios' ?&gt;" method="post" class="margin-bottom" enctype="multipart/form-data"&gt;</text:p>
      <text:p text:style-name="P5"><text:s text:c="16"/>...</text:p>
      <text:p text:style-name="P5"><text:s text:c="16"/>&lt;div class="form-group"&gt;</text:p>
      <text:p text:style-name="P5"><text:s text:c="20"/>&lt;label for="foto"&gt;Foto&lt;/label&gt;</text:p>
      <text:p text:style-name="P5"><text:s text:c="20"/>&lt;input id="foto" name="foto" class="form-control" type="file"&gt;</text:p>
      <text:p text:style-name="P5"><text:s text:c="16"/>&lt;/div&gt;</text:p>
      <text:p text:style-name="P1"><text:s text:c="16"/></text:p>
      <text:p text:style-name="P1"><text:span text:style-name="T13">4 - </text:span>Configuration-rotas.php</text:p>
      <text:p text:style-name="P12"><text:tab/><text:tab/><text:tab/>'/usuarios' =&gt; [</text:p>
      <text:p text:style-name="P12"><text:tab/><text:tab/><text:tab/><text:tab/>'POST' =&gt; '\Controller\UsuarioController#store',</text:p>
      <text:p text:style-name="P12"><text:tab/><text:tab/><text:tab/>],</text:p>
      <text:p text:style-name="P1"><text:span text:style-name="T13">5 - </text:span>Controller-&gt;UsuarioController.php</text:p>
      <text:p text:style-name="P6"><text:tab/><text:tab/><text:tab/>&lt;?php</text:p>
      <text:p text:style-name="P6"><text:tab/><text:tab/><text:tab/><text:tab/>namespace Controller;</text:p>
      <text:p text:style-name="P6"><text:soft-page-break/><text:tab/><text:tab/><text:tab/><text:tab/>use \Model\Usuario;</text:p>
      <text:p text:style-name="P6"><text:tab/><text:tab/><text:tab/><text:tab/>const VIEW_USUARIO = APLICACAO_VIEW . 'usuarios/';</text:p>
      <text:p text:style-name="P6"><text:tab/><text:tab/><text:tab/><text:tab/>class UsuarioController</text:p>
      <text:p text:style-name="P6"><text:tab/><text:tab/><text:tab/><text:tab/>{</text:p>
      <text:p text:style-name="P6"><text:tab/><text:tab/><text:tab/><text:tab/><text:tab/>public function create()</text:p>
      <text:p text:style-name="P6"><text:tab/><text:tab/><text:tab/><text:tab/><text:tab/>{</text:p>
      <text:p text:style-name="P6"><text:tab/><text:tab/><text:tab/><text:tab/><text:tab/><text:tab/>require VIEW_USUARIO . 'create.php';</text:p>
      <text:p text:style-name="P6"><text:tab/><text:tab/><text:tab/><text:tab/><text:tab/>}</text:p>
      <text:p text:style-name="P6"/>
      <text:p text:style-name="P6"><text:tab/><text:tab/><text:tab/><text:tab/><text:tab/>public function store()</text:p>
      <text:p text:style-name="P6"><text:tab/><text:tab/><text:tab/><text:tab/><text:tab/>{</text:p>
      <text:p text:style-name="P6"><text:tab/><text:tab/><text:tab/><text:tab/><text:tab/><text:tab/>$foto = array_key_exists('foto', $_FILES) ? $_FILES['foto'] : null;</text:p>
      <text:p text:style-name="P6"><text:tab/><text:tab/><text:tab/><text:tab/><text:tab/><text:tab/>$usuario = new Usuario(</text:p>
      <text:p text:style-name="P6"><text:tab/><text:tab/><text:tab/><text:tab/><text:tab/><text:tab/><text:tab/>$_POST['email'],</text:p>
      <text:p text:style-name="P6"><text:tab/><text:tab/><text:tab/><text:tab/><text:tab/><text:tab/><text:tab/>$_POST['senha'],</text:p>
      <text:p text:style-name="P6"><text:tab/><text:tab/><text:tab/><text:tab/><text:tab/><text:tab/><text:tab/>$foto</text:p>
      <text:p text:style-name="P6"><text:tab/><text:tab/><text:tab/><text:tab/><text:tab/><text:tab/>);</text:p>
      <text:p text:style-name="P6"><text:tab/><text:tab/><text:tab/><text:tab/><text:tab/><text:tab/>$usuario-&gt;save();</text:p>
      <text:p text:style-name="P6"><text:tab/><text:tab/><text:tab/><text:tab/><text:tab/><text:tab/>header('Location: ' . URL_RAIZ . 'usuarios/sucesso');</text:p>
      <text:p text:style-name="P6"><text:tab/><text:tab/><text:tab/><text:tab/><text:tab/><text:tab/>exit;</text:p>
      <text:p text:style-name="P6"><text:tab/><text:tab/><text:tab/><text:tab/><text:tab/>}</text:p>
      <text:p text:style-name="P6"><text:tab/><text:tab/><text:tab/><text:tab/><text:tab/>public function sucesso()</text:p>
      <text:p text:style-name="P6"><text:tab/><text:tab/><text:tab/><text:tab/><text:tab/>{</text:p>
      <text:p text:style-name="P6"><text:tab/><text:tab/><text:tab/><text:tab/><text:tab/><text:tab/>require VIEW_USUARIO . 'sucesso.php';</text:p>
      <text:p text:style-name="P6"><text:tab/><text:tab/><text:tab/><text:tab/><text:tab/>}</text:p>
      <text:p text:style-name="P6"><text:tab/><text:tab/><text:tab/><text:tab/>}</text:p>
      <text:p text:style-name="P1"><text:span text:style-name="T13">6 - </text:span>Model-&gt;Usuario.php -----&gt; Objeto</text:p>
      <text:p text:style-name="P1"/>
      <text:p text:style-name="P1"/>
      <text:p text:style-name="P1"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9:19:14.504060229</meta:creation-date>
    <dc:date>2017-04-26T09:25:24.425561488</dc:date>
    <meta:editing-duration>PT6M3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91" meta:word-count="352" meta:character-count="3053" meta:non-whitespace-character-count="2424"/>
  </office:meta>
</office:document-meta>
</file>